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Palatino-Roman" svg:font-family="Palatino-Roman"/>
    <style:font-face style:name="Palatino1" svg:font-family="Palatino, serif"/>
    <style:font-face style:name="Palatino" svg:font-family="Palatino" style:font-family-generic="roman"/>
    <style:font-face style:name="Lucida Sans1" svg:font-family="'Lucida Sans'" style:font-family-generic="swiss"/>
    <style:font-face style:name="Palatino2" svg:font-family="Palatino"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alatino2"/>
    </style:style>
    <style:style style:name="P2" style:family="paragraph" style:parent-style-name="Standard">
      <style:paragraph-properties fo:margin-left="0in" fo:margin-right="0in" fo:margin-top="0in" fo:margin-bottom="0.1965in" loext:contextual-spacing="false" fo:text-indent="0in" style:auto-text-indent="false"/>
      <style:text-properties fo:font-variant="normal" fo:text-transform="none" fo:color="#000000" style:font-name="Palatino2" fo:font-size="16pt" fo:letter-spacing="normal" fo:font-style="normal" fo:font-weight="bold" style:font-weight-asian="bold" style:font-weight-complex="bold"/>
    </style:style>
    <style:style style:name="P3" style:family="paragraph" style:parent-style-name="Text_20_body" style:list-style-name="L1">
      <style:paragraph-properties fo:text-align="start" style:justify-single-word="false"/>
      <style:text-properties fo:font-variant="normal" fo:text-transform="none" fo:color="#000000" style:font-name="Palatino2" fo:font-size="11.3000001907349pt" fo:letter-spacing="normal" fo:font-style="normal" fo:font-weight="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align="start" style:justify-single-word="false" fo:text-indent="0in" style:auto-text-indent="false"/>
    </style:style>
    <style:style style:name="P6" style:family="paragraph" style:parent-style-name="Text_20_body">
      <style:paragraph-properties fo:margin-left="0in" fo:margin-right="0in" fo:text-indent="0in" style:auto-text-indent="false"/>
      <style:text-properties fo:font-variant="normal" fo:text-transform="none" fo:color="#000000" style:font-name="Palatino2" fo:font-size="11.3000001907349pt" fo:letter-spacing="normal" fo:font-style="normal" fo:font-weight="normal"/>
    </style:style>
    <style:style style:name="P7" style:family="paragraph" style:parent-style-name="Text_20_body" style:list-style-name="L1">
      <style:paragraph-properties fo:margin-top="0in" fo:margin-bottom="0in" loext:contextual-spacing="false" fo:text-align="start" style:justify-single-word="false"/>
      <style:text-properties fo:font-variant="normal" fo:text-transform="none" fo:color="#000000" style:font-name="Palatino2" fo:font-size="11.3000001907349pt" fo:letter-spacing="normal" fo:font-style="normal" fo:font-weight="normal"/>
    </style:style>
    <style:style style:name="T1" style:family="text">
      <style:text-properties fo:font-variant="normal" fo:text-transform="none" fo:color="#000000" style:font-name="Palatino-Roman" fo:font-size="11.3000001907349pt" fo:letter-spacing="normal" fo:font-style="normal" fo:font-weight="normal"/>
    </style:style>
    <style:style style:name="T2" style:family="text">
      <style:text-properties fo:font-variant="normal" fo:text-transform="none" fo:color="#000000" style:font-name="Palatino-Roman" fo:font-size="11.3000001907349pt" fo:letter-spacing="normal" fo:font-style="normal" fo:font-weight="normal" officeooo:rsid="000eda5b"/>
    </style:style>
    <style:style style:name="T3" style:family="text">
      <style:text-properties fo:font-variant="normal" fo:text-transform="none" fo:color="#000000" style:font-name="Palatino1" fo:font-size="12pt" fo:letter-spacing="normal" fo:font-style="normal" fo:font-weight="normal"/>
    </style:style>
    <style:style style:name="T4" style:family="text">
      <style:text-properties fo:font-variant="normal" fo:text-transform="none" fo:color="#000000" style:font-name="Palatino1" fo:font-size="11.3000001907349pt" fo:letter-spacing="normal" fo:font-style="normal" fo:font-weight="normal"/>
    </style:style>
    <style:style style:name="T5" style:family="text">
      <style:text-properties fo:font-variant="normal" fo:text-transform="none" fo:color="#000000" style:text-line-through-style="none" style:text-line-through-type="none" style:font-name="Palatino1" fo:font-size="12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Palatino2" fo:font-size="12pt" fo:letter-spacing="normal" fo:font-style="normal" style:text-underline-style="none" fo:font-weight="normal" style:text-blinking="false"/>
    </style:style>
    <style:style style:name="T8" style:family="text">
      <style:text-properties fo:font-variant="normal" fo:text-transform="none" fo:color="#000000" fo:font-size="11.3000001907349pt" fo:letter-spacing="normal" fo:font-style="normal" fo:font-weight="normal"/>
    </style:style>
    <style:style style:name="T9" style:family="text">
      <style:text-properties fo:font-variant="normal" fo:text-transform="none" fo:color="#000000" fo:font-size="11.3000001907349pt" fo:letter-spacing="normal" fo:font-style="normal" fo:font-weight="normal" officeooo:rsid="000eda5b"/>
    </style:style>
    <style:style style:name="T10" style:family="text">
      <style:text-properties fo:font-variant="normal" fo:text-transform="none" fo:color="#000000" fo:font-size="12pt" fo:letter-spacing="normal" fo:font-style="normal" fo:font-weight="normal"/>
    </style:style>
    <style:style style:name="T11" style:family="text">
      <style:text-properties fo:font-variant="normal" fo:text-transform="none" fo:color="#000000" style:font-name="Palatino2" fo:font-size="11.3000001907349pt" fo:letter-spacing="normal" fo:font-style="normal" fo:font-weight="normal"/>
    </style:style>
    <style:style style:name="T12" style:family="text">
      <style:text-properties fo:font-variant="normal" fo:text-transform="none" fo:color="#000000" style:font-name="Palatino2" fo:font-size="11.3000001907349pt" fo:letter-spacing="normal" fo:font-style="normal" fo:font-weight="normal" officeooo:rsid="000eda5b"/>
    </style:style>
    <style:style style:name="T13" style:family="text">
      <style:text-properties fo:font-variant="normal" fo:text-transform="none" fo:color="#000000" style:font-name="Palatino2" fo:font-size="12pt" fo:letter-spacing="normal" fo:font-style="normal" fo:font-weight="normal"/>
    </style:style>
    <style:style style:name="T14" style:family="text">
      <style:text-properties fo:font-weight="bold"/>
    </style:style>
    <style:style style:name="T15" style:family="text">
      <style:text-properties officeooo:rsid="000eda5b"/>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ycliffe White Gift Project for Summer</text:p>
      <text:p text:style-name="P4"><text:span text:style-name="T12">&lt;p&gt;</text:span><text:span text:style-name="T11">Wycliffe has a 911 Relief Fund that we as a class have decided to raise White Gift funds for. This fund is designed to help national </text:span><text:span text:style-name="Strong_20_Emphasis"><text:span text:style-name="T13">Bible translators and their families who are facing starvation in remote and poverty-stricken parts of the world.</text:span></text:span></text:p>
      <text:list xml:id="list4262428784" text:style-name="L1">
        <text:list-item>
          <text:p text:style-name="P7">The unemployment rate in some areas is over 50 percent.</text:p>
        </text:list-item>
        <text:list-item>
          <text:p text:style-name="P7">Government-ordered lockdown keeps some from farming their land.</text:p>
        </text:list-item>
        <text:list-item>
          <text:p text:style-name="P7">In other areas, lockdown keeps trucks from transporting and delivering food.</text:p>
        </text:list-item>
        <text:list-item>
          <text:p text:style-name="P7">Where food is available, prices have skyrocketed, making it impossible for these translators to buy any.</text:p>
        </text:list-item>
        <text:list-item>
          <text:p text:style-name="P3">Some families are so desperately hungry, they have no choice but to eat their own planting seeds—risking their tomorrows just to stay alive today.</text:p>
        </text:list-item>
      </text:list>
      <text:p text:style-name="P5"><text:span text:style-name="Strong_20_Emphasis"><text:span text:style-name="T13">Wycliffe's 911 </text:span></text:span><text:span text:style-name="T11">Fund needs donations </text:span><text:a xlink:type="simple" xlink:href="https://go.wycliffeassociates.org/e2t/c/*W8zj8tl7mP09ZN1TGSCwjxmks0/*W1jdp1x111PVfW5h03V011fj_L0/5/f18dQhb0SfHB9dsQ5KW7Lg6qS2qwv15MqtkqmJwNhLMf5gB2XD6prW7cmS1s8xX7SrW1nY2Cf5ty8tcW3S_lBh7dd1CJW5CYHm77cFQ-1W8yGt5x2z92vfW964kLQ6R1FtnW3V5pXr6RwGqDW2xrkpV6cnCBCW90WQg52yJF1WW9hJXG316hw2CW5Tmmk810w9QvW3lGWyZ5PyxhqVTF8QF8cPGBjW8wMtTK3HM2KDTFrY41J1rNQN7cWSwxYT2jkW6P4lCX6hF8n1W69NG1w6Pr3nqW1Tcntw1njMtBW6H5GBj5rkYxhVMMQxX80gSRfW97rB1b8yfNMwMZMH71RJjGCW64QVkx2wkdghVMqlnq96LLkcVS979y945dwvW4Zy1z42CDRR7W1kc6WP8pNDGdW3kvxzF964GHZN1nP9XSf5QClW4ZG7Xg96L9M9V8lzQC5t7c4sVdFp278nxBpkW29qLbl7wTY6vW5rl1p_3tNQNfVcZLWR86l0b2W51ZllM8YJ2_TN5rKxWZ5Y_TBW4f_yLB5mZ4YkVWDM002vD5PqW4C1Cql8dWplKW1TKh9f1ZvTkZW44ZsQh2Ms7YhN4rx0-q4ZDNkM2LMBk1292Cf6bxb7z03" office:target-frame-name="_blank" xlink:show="new" text:style-name="Internet_20_link" text:visited-style-name="Visited_20_Internet_20_Link"><text:span text:style-name="Strong_20_Emphasis"><text:span text:style-name="T7">to help keep national Bible translators from starving. </text:span></text:span></text:a><text:span text:style-name="T11">Bible translators from more than 50 language groups—in Bangladesh, Burkina Faso, Cameroon, Chad, Cote d’Ivoire, India, Indonesia, Malawi, Malaysia, Mali, Namibia, Niger, Nigeria, South Sudan, Tanzania, Togo, Uganda, Zambia, Zimbabwe, and many other countries that can't be named  for security reasons—are pleading for food. Wycliffe's partners are on the ground. They can access food and deliver it—if they have the funding. Wycliffe will need $400,000 to meet the rising demand in the next few weeks.</text:span></text:p>
      <text:p text:style-name="P6">Please consider making extra contributions this summer  toward this project to the New Covenant White Gift Fund. You can indicate this in the memo line of your check as “<text:span text:style-name="T14">New Covenant White Gift:Wycliffe 911 Fund</text:span>” and either mail your check to the church office or drop it by.  But don’t neglect your regular contributions to our White Gift Projects, which so far are more or less coming in as we need them for Datemas and Carol Brinnem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Palatino-Roman" svg:font-family="Palatino-Roman"/>
    <style:font-face style:name="Palatino1" svg:font-family="Palatino, serif"/>
    <style:font-face style:name="Palatino" svg:font-family="Palatino" style:font-family-generic="roman"/>
    <style:font-face style:name="Lucida Sans1" svg:font-family="'Lucida Sans'" style:font-family-generic="swiss"/>
    <style:font-face style:name="Palatino2" svg:font-family="Palatino"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alatino"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alatino" fo:font-family="Palatino" style:font-family-generic="roman"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alatino" fo:font-family="Palatino"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alatino" fo:font-family="Palatino"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29T08:09:33.416649808</meta:creation-date>
    <dc:date>2020-05-29T08:12:30.388058700</dc:date>
    <meta:editing-duration>PT2M57S</meta:editing-duration>
    <meta:editing-cycles>1</meta:editing-cycles>
    <meta:document-statistic meta:table-count="0" meta:image-count="0" meta:object-count="0" meta:page-count="1" meta:paragraph-count="9" meta:word-count="292" meta:character-count="1766" meta:non-whitespace-character-count="1489"/>
    <meta:generator>LibreOffice/6.3.2.2$MacOSX_X86_64 LibreOffice_project/98b30e735bda24bc04ab42594c85f7fd8be07b9c</meta:generator>
  </office:meta>
</office:document-meta>
</file>